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gradient" draw:fill-gradient-name="Gradient_20_7" draw:textarea-horizontal-align="justify" draw:textarea-vertical-align="middle" draw:auto-grow-height="false" fo:min-height="1.368cm" fo:min-width="1.11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868cm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025cm" svg:stroke-color="#000000" draw:marker-start-width="0.062cm" draw:marker-end="Arrow" draw:marker-end-width="0.215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712cm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025cm" svg:stroke-color="#00000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729fcf" svg:stroke-opacity="0%" draw:fill="gradient" draw:fill-gradient-name="Gradient_20_14" draw:opacity="100%" draw:textarea-horizontal-align="justify" draw:textarea-vertical-align="middle" draw:auto-grow-height="false" fo:min-height="1.368cm" fo:min-width="1.165cm"/>
    </style:style>
    <style:style style:name="gr9" style:family="graphic" style:parent-style-name="standard">
      <style:graphic-properties svg:stroke-color="#729fcf" svg:stroke-opacity="0%" draw:fill="gradient" draw:fill-gradient-name="Gradient_20_15" draw:opacity="100%" draw:textarea-horizontal-align="justify" draw:textarea-vertical-align="middle" draw:auto-grow-height="false" fo:min-height="1.368cm" fo:min-width="1.118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279cm" draw:marker-end-width="0.279cm" svg:stroke-opacity="0%" draw:fill="solid" draw:fill-color="#aecae8" draw:opacity="70%" draw:textarea-vertical-align="middle" draw:auto-grow-height="false" fo:min-height="0.462cm" fo:min-width="0cm" fo:padding-top="0.151cm" fo:padding-bottom="0.151cm" fo:padding-left="0.276cm" fo:padding-right="0.276cm" fo:wrap-option="wrap" draw:shadow="hidden"/>
    </style:style>
    <style:style style:name="gr12" style:family="graphic" style:parent-style-name="objectwithoutfill">
      <style:graphic-properties svg:stroke-width="0.081cm" svg:stroke-color="#70a3da" draw:marker-start-width="0.35cm" draw:marker-end-width="0.3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gradient" draw:fill-gradient-name="Gradient_20_14" draw:opacity="100%"/>
      <style:paragraph-properties fo:text-align="center"/>
    </style:style>
    <style:style style:name="P5" style:family="paragraph">
      <loext:graphic-properties draw:fill="gradient" draw:fill-gradient-name="Gradient_20_15" draw:opacity="100%"/>
      <style:paragraph-properties fo:text-align="center"/>
    </style:style>
    <style:style style:name="P6" style:family="paragraph">
      <loext:graphic-properties draw:fill="solid" draw:fill-color="#aecae8" draw:opacity="7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286cm" svg:height="2.286cm" svg:x="2.016cm" svg:y="2.7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.286cm" svg:height="2.286cm" svg:x="4.302cm" svg:y="2.7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3.159cm" svg:y1="3.916cm" svg:x2="5.445cm" svg:y2="3.916cm">
              <text:p/>
            </draw:line>
            <draw:line draw:style-name="gr3" draw:text-style-name="P2" draw:layer="layout" svg:x1="3.159cm" svg:y1="3.916cm" svg:x2="4.302cm" svg:y2="3.916cm">
              <text:p/>
            </draw:line>
            <draw:line draw:style-name="gr3" draw:text-style-name="P2" draw:layer="layout" svg:x1="5.452cm" svg:y1="3.916cm" svg:x2="4.309cm" svg:y2="3.916cm">
              <text:p/>
            </draw:line>
            <draw:frame draw:style-name="gr4" draw:text-style-name="P3" draw:layer="layout" svg:width="1.397cm" svg:height="1.27cm" svg:x="3.032cm" svg:y="2.9cm">
              <draw:text-box>
                <text:p>R</text:p>
              </draw:text-box>
            </draw:frame>
            <draw:frame draw:style-name="gr4" draw:text-style-name="P3" draw:layer="layout" svg:width="1.397cm" svg:height="1.27cm" svg:x="4.429cm" svg:y="2.9cm">
              <draw:text-box>
                <text:p>R</text:p>
              </draw:text-box>
            </draw:frame>
            <draw:line draw:style-name="gr5" draw:text-style-name="P2" draw:layer="layout" svg:x1="3.159cm" svg:y1="1.757cm" svg:x2="5.445cm" svg:y2="1.757cm">
              <text:p/>
            </draw:line>
            <draw:frame draw:style-name="gr6" draw:text-style-name="P3" draw:layer="layout" svg:width="2.794cm" svg:height="1.114cm" svg:x="3.159cm" svg:y="0.5cm">
              <draw:text-box>
                <text:p>r = 2R</text:p>
              </draw:text-box>
            </draw:frame>
            <draw:line draw:style-name="gr7" draw:text-style-name="P2" draw:layer="layout" svg:x1="3.159cm" svg:y1="5.313cm" svg:x2="3.159cm" svg:y2="1.482cm">
              <text:p/>
            </draw:line>
          </draw:g>
          <draw:g>
            <draw:custom-shape draw:style-name="gr8" draw:text-style-name="P4" draw:layer="layout" svg:width="2.355cm" svg:height="2.286cm" svg:x="10.71cm" svg:y="2.7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2" draw:layer="layout" svg:x1="11.888cm" svg:y1="5.326cm" svg:x2="11.888cm" svg:y2="1.495cm">
              <text:p/>
            </draw:line>
            <draw:custom-shape draw:style-name="gr9" draw:text-style-name="P5" draw:layer="layout" svg:width="2.286cm" svg:height="2.286cm" svg:x="12.811cm" svg:y="2.7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3.878cm" svg:y1="3.908cm" svg:x2="13.878cm" svg:y2="1.749cm">
              <text:p/>
            </draw:line>
            <draw:line draw:style-name="gr10" draw:text-style-name="P2" draw:layer="layout" svg:x1="11.871cm" svg:y1="3.908cm" svg:x2="12.684cm" svg:y2="3.908cm">
              <text:p/>
            </draw:line>
            <draw:line draw:style-name="gr10" draw:text-style-name="P2" draw:layer="layout" svg:x1="13.878cm" svg:y1="3.908cm" svg:x2="13.065cm" svg:y2="3.908cm">
              <text:p/>
            </draw:line>
            <draw:frame draw:style-name="gr6" draw:text-style-name="P3" draw:layer="layout" svg:width="2.667cm" svg:height="1.114cm" svg:x="11.668cm" svg:y="0.492cm">
              <draw:text-box draw:corner-radius="0.127cm">
                <text:p>r &lt; 2R</text:p>
              </draw:text-box>
            </draw:frame>
            <draw:custom-shape draw:style-name="gr11" draw:text-style-name="P6" draw:layer="layout" svg:width="0.245cm" svg:height="1.27cm" draw:transform="skewX (-0.0102974425867665) translate (12.807cm 3.273cm)">
              <text:p/>
  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12" draw:text-style-name="P2" draw:layer="layout" svg:x1="12.938cm" svg:y1="3.4cm" svg:x2="12.938cm" svg:y2="4.416cm">
              <text:p/>
            </draw:line>
            <draw:line draw:style-name="gr5" draw:text-style-name="P2" draw:layer="layout" svg:x1="11.922cm" svg:y1="1.762cm" svg:x2="13.852cm" svg:y2="1.76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4" draw:display-name="Gradient 14" draw:style="radial" draw:cx="50%" draw:cy="50%" draw:start-color="#70a3da" draw:end-color="#ffffff" draw:start-intensity="100%" draw:end-intensity="100%" draw:border="0%"/>
    <draw:gradient draw:name="Gradient_20_15" draw:display-name="Gradient 15" draw:style="radial" draw:cx="50%" draw:cy="50%" draw:start-color="#70a3da" draw:end-color="#ffffff" draw:start-intensity="100%" draw:end-intensity="100%" draw:border="0%"/>
    <draw:gradient draw:name="Gradient_20_7" draw:display-name="Gradient 7" draw:style="radial" draw:cx="50%" draw:cy="50%" draw:start-color="#70a3da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7.145cm" fo:page-height="6.4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3:01:38.079369882</meta:creation-date>
    <dc:date>2020-12-26T21:36:12.701865252</dc:date>
    <meta:editing-duration>PT1H3M6S</meta:editing-duration>
    <meta:editing-cycles>20</meta:editing-cycles>
    <meta:generator>LibreOffice/6.1.5.2$Linux_X86_64 LibreOffice_project/10$Build-2</meta:generator>
    <meta:document-statistic meta:object-count="23"/>
  </office:meta>
</office:document-meta>
</file>